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1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基本データ型とラッパークラスのオブジェクト間で変換を自動的に行う、の具体的な例は？→p.10の2行目？</text:p>
          </table:table-cell>
        </table:table-row>
        <table:table-row table:style-name="ro1">
          <table:table-cell office:value-type="string">
            <text:p>JPL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変数宣言を簡略した形式で行なっています。と書いてあるが、簡略しない場合どうなるのか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宮原</text:p>
          </table:table-cell>
          <table:table-cell office:value-type="string">
            <text:p>文字コードは気にしたほうがいいのか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メソッドにオブジェクトを渡すとき、コピーが生成されることはない、ということ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Pointクラス内にPointクラスを定義している、ということ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宮原</text:p>
          </table:table-cell>
          <table:table-cell office:value-type="string">
            <text:p>デフォルト値と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書式化された変換は、java.util.Formatterクラスで行うことができます、の意味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static で final である interface の使い道は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スーパータイプとサブタイプがよくわからない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チェックされる例外のほかの種類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toStringが用意されているわけは？他にもto○○があるのか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関数の引数として定数AとBしか受け取れないようにする方法はあるのか？</text:p>
          </table:table-cell>
        </table:table-row>
      </table:table>
      <table:table table:name="2nd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abstractメソッドを実装する際、引数等の変更はできない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宮原</text:p>
          </table:table-cell>
          <table:table-cell office:value-type="string">
            <text:p>条件付きでcloneをサポートするとあるが、その中で、例えば保持している内容が複製できない場合と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宮原</text:p>
          </table:table-cell>
          <table:table-cell office:value-type="string">
            <text:p>IntegerStackオブジェクトを生成するのにnewを用いたとすると、IntegerStackを拡張しているオブジェクトにとっては正しくない、というところがわからない。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cloneメソッドが～決して生成しないように、とあるが、その下の段落で～の宣言をなくしたメソッドでcloneをメソッドをオーバーライドできるとある。そうすると、cloneメソッドが～決して生成しないように、ということはできない？</text:p>
          </table:table-cell>
        </table:table-row>
        <table:table-row table:style-name="ro2">
          <table:table-cell office:value-type="string">
            <text:p>Tiger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各enum定数のordinalフィールド値を配列のインデックスとして使用すると、他のマップ実装よりも高速に動作するのはなぜ？他のマップ実装ではキーにハッシュとかを使っているから？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2012/04/27</text:date>, <text:time>23:37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yahara Ryosuke</meta:initial-creator>
    <meta:creation-date>2012-03-04T18:55:30.51</meta:creation-date>
    <dc:date>2012-04-27T23:37:25.28</dc:date>
    <dc:creator>Miyahara Ryosuke</dc:creator>
    <meta:editing-duration>PT24H19M08S</meta:editing-duration>
    <meta:editing-cycles>16</meta:editing-cycles>
    <meta:generator>OpenOffice.org/3.2$Win32 OpenOffice.org_project/320m18$Build-9502</meta:generator>
    <meta:document-statistic meta:table-count="3" meta:cell-count="114" meta:object-count="0"/>
  </office:meta>
</office:document-meta>
</file>